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6.28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1b75bc"/>
      <style:text-properties fo:color="#ffffff" fo:font-weight="bold" style:font-weight-asian="bold" style:font-weight-complex="bold"/>
    </style:style>
    <style:style style:name="ce3" style:family="table-cell" style:parent-style-name="Default" style:data-style-name="N100"/>
    <style:style style:name="ce6" style:family="table-cell" style:parent-style-name="Default">
      <style:table-cell-properties fo:background-color="transparent"/>
      <style:text-properties fo:color="#0066b3"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color="#0066b3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ENTORY" table:style-name="ta1">
        <office:forms form:automatic-focus="false" form:apply-design-mode="tru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tn_showcassa" form:control-implementation="ooo:com.sun.star.form.component.CommandButton" xml:id="control1" form:id="control1" form:label="KA$$€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Module1.START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1.03mm" svg:height="22.84mm" svg:x="99.09mm" svg:y="1.06mm" draw:control="control1"/>
        </table:shapes>
        <table:table-column table:style-name="co1" table:number-columns-repeated="2" table:default-cell-style-name="Default"/>
        <table:table-column table:style-name="co1" table:default-cell-style-name="ce3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eis</text:p>
          </table:table-cell>
          <table:table-cell table:style-name="ce1" office:value-type="string" calcext:value-type="string">
            <text:p>Anzahl</text:p>
          </table:table-cell>
          <table:table-cell table:style-name="ce1" office:value-type="string" calcext:value-type="string">
            <text:p>Kaufor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Smoking Grün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i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en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nzelzigarett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Coop</text:p>
          </table:table-cell>
          <table:table-cell table:number-columns-repeated="1020"/>
        </table:table-row>
      </table:table>
      <table:table table:name="TRANSACTIONS" table:style-name="ta1">
        <office:forms form:automatic-focus="false" form:apply-design-mode="tru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tn_showcassa" form:control-implementation="ooo:com.sun.star.form.component.CommandButton" xml:id="control2" form:id="control2" form:label="KA$$€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Module1.START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1.03mm" svg:height="22.84mm" svg:x="205.8mm" svg:y="6.91mm" draw:control="control2"/>
        </table:shapes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4" table:default-cell-style-name="ce6"/>
        <table:table-column table:style-name="co5" table:default-cell-style-name="ce6"/>
        <table:table-column table:style-name="co2" table:number-columns-repeated="1016" table:default-cell-style-name="ce6"/>
        <table:table-column table:style-name="co2" table:number-columns-repeated="2" table:default-cell-style-name="ce8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Ausgaben Gesamt</text:p>
          </table:table-cell>
          <table:table-cell office:value-type="string" calcext:value-type="string">
            <text:p>Einnahmen Gesamt</text:p>
          </table:table-cell>
          <table:table-cell office:value-type="string" calcext:value-type="string">
            <text:p>Summe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.00.0000</text:date>, <text:time style:data-style-name="N2" text:time-value="09:36:55.22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17:30:48.761000000</meta:creation-date>
    <dc:date>2020-07-30T09:49:48.802000000</dc:date>
    <meta:editing-duration>P1DT4H38M34S</meta:editing-duration>
    <meta:editing-cycles>10</meta:editing-cycles>
    <meta:generator>LibreOffice/6.0.7.3$Windows_X86_64 LibreOffice_project/dc89aa7a9eabfd848af146d5086077aeed2ae4a5</meta:generator>
    <meta:document-statistic meta:table-count="2" meta:cell-count="22" meta:object-count="2"/>
  </office:meta>
</office:document-meta>
</file>